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924in" fo:margin-left="-0.2958in" fo:margin-top="0in" fo:margin-bottom="0in" table:align="left" style:writing-mode="rl-tb"/>
    </style:style>
    <style:style style:name="Table1.A" style:family="table-column">
      <style:table-column-properties style:column-width="0.6819in"/>
    </style:style>
    <style:style style:name="Table1.B" style:family="table-column">
      <style:table-column-properties style:column-width="0.5972in"/>
    </style:style>
    <style:style style:name="Table1.C" style:family="table-column">
      <style:table-column-properties style:column-width="0.5903in"/>
    </style:style>
    <style:style style:name="Table1.D" style:family="table-column">
      <style:table-column-properties style:column-width="0.3326in"/>
    </style:style>
    <style:style style:name="Table1.E" style:family="table-column">
      <style:table-column-properties style:column-width="0.4764in"/>
    </style:style>
    <style:style style:name="Table1.F" style:family="table-column">
      <style:table-column-properties style:column-width="0.5174in"/>
    </style:style>
    <style:style style:name="Table1.G" style:family="table-column">
      <style:table-column-properties style:column-width="0.3285in"/>
    </style:style>
    <style:style style:name="Table1.H" style:family="table-column">
      <style:table-column-properties style:column-width="0.5201in"/>
    </style:style>
    <style:style style:name="Table1.I" style:family="table-column">
      <style:table-column-properties style:column-width="0.5229in"/>
    </style:style>
    <style:style style:name="Table1.L" style:family="table-column">
      <style:table-column-properties style:column-width="1.3785in"/>
    </style:style>
    <style:style style:name="Table1.1" style:family="table-row">
      <style:table-row-properties style:min-row-height="0.2361in" fo:keep-together="auto"/>
    </style:style>
    <style:style style:name="Table1.A1" style:family="table-cell">
      <style:table-cell-properties style:vertical-align="middle" fo:padding-left="0.0785in" fo:padding-right="0.075in" fo:padding-top="0in" fo:padding-bottom="0in" fo:border="0.5pt solid #000000" style:writing-mode="rl-tb"/>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language-complex="fa" style:country-complex="IR" style:font-weight-complex="bold"/>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list-style-name="" style:master-page-name="Standard">
      <loext:graphic-properties draw:fill="solid" draw:fill-color="#ffffff"/>
      <style:paragraph-properties fo:margin-top="0.1945in" fo:margin-bottom="0.1945in" loext:contextual-spacing="false" fo:line-height="100%" style:page-number="auto" fo:background-color="#ffffff"/>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10pt" style:font-size-asian="10pt" style:font-name-complex="Times New Roman1" style:font-size-complex="10pt" style:language-complex="fa" style:country-complex="IR"/>
    </style:style>
    <style:style style:name="P8" style:family="paragraph" style:parent-style-name="Standard">
      <style:paragraph-properties fo:margin-top="0in" fo:margin-bottom="0in" loext:contextual-spacing="false" fo:line-height="150%" fo:text-align="center" style:justify-single-word="false"/>
    </style:style>
    <style:style style:name="P9" style:family="paragraph" style:parent-style-name="Standard">
      <style:paragraph-properties fo:margin-top="0in" fo:margin-bottom="0in" loext:contextual-spacing="false" fo:line-height="150%" fo:text-align="justify" style:justify-single-word="false"/>
    </style:style>
    <style:style style:name="P10" style:family="paragraph" style:parent-style-name="Standard">
      <style:paragraph-properties fo:margin-top="0in" fo:margin-bottom="0in" loext:contextual-spacing="false" fo:line-height="150%" fo:text-align="justify" style:justify-single-word="false"/>
      <style:text-properties officeooo:paragraph-rsid="000c5d86"/>
    </style:style>
    <style:style style:name="P11" style:family="paragraph" style:parent-style-name="Standard">
      <style:paragraph-properties fo:margin-top="0in" fo:margin-bottom="0in" loext:contextual-spacing="false" fo:line-height="150%" fo:text-align="center" style:justify-single-word="false" style:writing-mode="rl-tb"/>
    </style:style>
    <style:style style:name="P12" style:family="paragraph" style:parent-style-name="Standard">
      <style:paragraph-properties fo:margin-top="0in" fo:margin-bottom="0in" loext:contextual-spacing="false" fo:line-height="150%" fo:text-align="center" style:justify-single-word="false" style:writing-mode="rl-tb"/>
      <style:text-properties style:font-name="Times New Roman" fo:font-size="10pt" style:font-size-asian="10pt" style:font-name-complex="Times New Roman1" style:font-size-complex="10pt" style:language-complex="fa" style:country-complex="IR"/>
    </style:style>
    <style:style style:name="P13" style:family="paragraph" style:parent-style-name="Heading_20_1">
      <style:text-properties style:font-name="Times New Roman" fo:font-weight="bold" style:font-weight-asian="bold" style:font-weight-complex="bold"/>
    </style:style>
    <style:style style:name="P14" style:family="paragraph" style:parent-style-name="Footer">
      <style:paragraph-properties fo:text-align="center" style:justify-single-word="false"/>
    </style:style>
    <style:style style:name="T1" style:family="text">
      <style:text-properties fo:color="#212121" style:font-name="Times New Roman" fo:font-size="14pt" fo:font-weight="bold" style:letter-kerning="true" style:font-name-asian="Times New Roman1" style:font-size-asian="14pt" style:language-asian="sv" style:country-asian="SE" style:font-weight-asian="bold" style:font-name-complex="Times New Roman1" style:font-size-complex="14pt" style:font-weight-complex="bold"/>
    </style:style>
    <style:style style:name="T2" style:family="text">
      <style:text-properties style:font-name="Times New Roman" fo:font-weight="bold" style:font-weight-asian="bold" style:font-weight-complex="bold"/>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bold" style:font-size-asian="12pt" style:font-weight-asian="bold" style:font-name-complex="Times New Roman1" style:font-size-complex="12pt" style:language-complex="fa" style:country-complex="IR"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size-asian="12pt" style:font-name-complex="Times New Roman1" style:font-size-complex="12pt" style:language-complex="fa" style:country-complex="IR"/>
    </style:style>
    <style:style style:name="T7" style:family="text">
      <style:text-properties style:font-name="Times New Roman" fo:font-size="12pt" officeooo:rsid="000ce525" style:font-size-asian="12pt" style:font-name-complex="Times New Roman1" style:font-size-complex="12pt" style:language-complex="fa" style:country-complex="IR"/>
    </style:style>
    <style:style style:name="T8" style:family="text">
      <style:text-properties style:font-name="Times New Roman" fo:font-size="12pt" officeooo:rsid="000e0b4d" style:font-size-asian="12pt" style:font-name-complex="Times New Roman1" style:font-size-complex="12pt" style:language-complex="fa" style:country-complex="IR"/>
    </style:style>
    <style:style style:name="T9" style:family="text">
      <style:text-properties style:font-name="Times New Roman" fo:font-size="12pt" officeooo:rsid="000c011a" style:font-size-asian="12pt" style:font-name-complex="Times New Roman1" style:font-size-complex="12pt"/>
    </style:style>
    <style:style style:name="T10" style:family="text">
      <style:text-properties style:font-name="Times New Roman" fo:font-size="12pt" fo:language="en" fo:country="none" style:font-size-asian="12pt" style:font-name-complex="Times New Roman1" style:font-size-complex="12pt"/>
    </style:style>
    <style:style style:name="T11" style:family="text">
      <style:text-properties style:font-name="Times New Roman" fo:font-size="10pt" style:font-size-asian="10pt" style:font-name-complex="Times New Roman1" style:font-size-complex="10pt" style:language-complex="fa" style:country-complex="IR"/>
    </style:style>
    <style:style style:name="T12" style:family="text">
      <style:text-properties style:font-name="Times New Roman" fo:font-size="9pt" style:font-size-asian="9pt" style:font-name-complex="Times New Roman1" style:font-size-complex="9pt"/>
    </style:style>
    <style:style style:name="T13" style:family="text">
      <style:text-properties style:language-complex="fa" style:country-complex="IR"/>
    </style:style>
    <style:style style:name="T14" style:family="text">
      <style:text-properties officeooo:rsid="000c5d86"/>
    </style:style>
    <style:style style:name="T15" style:family="text">
      <style:text-properties fo:color="#ce181e" style:font-name="Times New Roman" fo:font-size="12pt" style:font-size-asian="12pt" style:font-name-complex="Times New Roman1" style:font-size-complex="12pt"/>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Machine-learning Techniques for Building a Diagnostic Model for Mild Cognitive Impairments</text:span></text:h>
      <text:h text:style-name="P13" text:outline-level="1"/>
      <text:h text:style-name="Heading_20_1" text:outline-level="1"><text:span text:style-name="T2">Method</text:span></text:h>
      <text:p text:style-name="Standard"/>
      <text:p text:style-name="P1"><text:span text:style-name="T3">Participants</text:span></text:p>
      <text:p text:style-name="P1"><text:span text:style-name="tlid-translation"><text:span text:style-name="T5">1</text:span></text:span><text:span text:style-name="tlid-translation"><text:span text:style-name="T10">20 people participated in this study</text:span></text:span><text:span text:style-name="T10">. </text:span><text:span text:style-name="tlid-translation"><text:span text:style-name="T10">Sixteen participants were excluded from the study based on exclusion criteria.</text:span></text:span><text:span text:style-name="T10"> </text:span><text:span text:style-name="tlid-translation"><text:span text:style-name="T10">49 healthy adults with no objective cognitive problems were in the control group, 36 adults with mild cognitive problems were in the MCI group, and 19 patients with Alzheimer's were in the Alzimer disease group.</text:span></text:span><text:span text:style-name="T10"> </text:span><text:span text:style-name="tlid-translation"><text:span text:style-name="T10">The total number of participants was divided into two groups: group 1 (MCI + control = 68) and group 2 (AD + control = 85). Participants were aged 55 to 95 years.</text:span></text:span></text:p>
      <text:p text:style-name="P2"><text:span text:style-name="tlid-translation"/></text:p>
      <text:p text:style-name="P1"><text:span text:style-name="tlid-translation"><text:span text:style-name="T6">Table 1. Subject information.</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G"/>
        <table:table-column table:style-name="Table1.F"/>
        <table:table-column table:style-name="Table1.L"/>
        <table:table-row table:style-name="Table1.1">
          <table:table-cell table:style-name="Table1.A1" office:value-type="string">
            <text:p text:style-name="P11"><text:span text:style-name="tlid-translation"><text:span text:style-name="T11">MCI-AD</text:span></text:span></text:p>
            <text:p text:style-name="P11"><text:span text:style-name="tlid-translation"><text:span text:style-name="T11">n = 85</text:span></text:span></text:p>
          </table:table-cell>
          <table:table-cell table:style-name="Table1.A1" office:value-type="string">
            <text:p text:style-name="P11"><text:span text:style-name="tlid-translation"><text:span text:style-name="T11">MCI-HC</text:span></text:span></text:p>
            <text:p text:style-name="P11"><text:span text:style-name="tlid-translation"><text:span text:style-name="T11">n=68</text:span></text:span></text:p>
          </table:table-cell>
          <table:table-cell table:style-name="Table1.A1" table:number-columns-spanned="3" office:value-type="string">
            <text:p text:style-name="P11"><text:span text:style-name="tlid-translation"><text:span text:style-name="T11">AD</text:span></text:span></text:p>
            <text:p text:style-name="P11"><text:span text:style-name="tlid-translation"><text:span text:style-name="T11">(n =19; xF/yM )</text:span></text:span></text:p>
          </table:table-cell>
          <table:covered-table-cell/>
          <table:covered-table-cell/>
          <table:table-cell table:style-name="Table1.A1" table:number-columns-spanned="3" office:value-type="string">
            <text:p text:style-name="P11"><text:span text:style-name="tlid-translation"><text:span text:style-name="T11">MCI</text:span></text:span></text:p>
            <text:p text:style-name="P11"><text:span text:style-name="tlid-translation"><text:span text:style-name="T11">(n =36; xF/yM )</text:span></text:span></text:p>
          </table:table-cell>
          <table:covered-table-cell/>
          <table:covered-table-cell/>
          <table:table-cell table:style-name="Table1.A1" table:number-columns-spanned="3" office:value-type="string">
            <text:p text:style-name="P11"><text:span text:style-name="tlid-translation"><text:span text:style-name="T11">HC</text:span></text:span></text:p>
            <text:p text:style-name="P11"><text:span text:style-name="tlid-translation"><text:span text:style-name="T11">(n=49; xF/yM)</text:span></text:span></text:p>
          </table:table-cell>
          <table:covered-table-cell/>
          <table:covered-table-cell/>
          <table:table-cell table:style-name="Table1.A1" office:value-type="string">
            <text:p text:style-name="P8"><text:span text:style-name="tlid-translation"><text:span text:style-name="T11">characteristics</text:span></text:span></text:p>
          </table:table-cell>
        </table:table-row>
        <table:table-row table:style-name="Table1.1">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1"><text:span text:style-name="tlid-translation"><text:span text:style-name="T11">Range</text:span></text:span></text:p>
          </table:table-cell>
          <table:table-cell table:style-name="Table1.A1" office:value-type="string">
            <text:p text:style-name="P11"><text:span text:style-name="tlid-translation"><text:span text:style-name="T11">SD</text:span></text:span></text:p>
          </table:table-cell>
          <table:table-cell table:style-name="Table1.A1" office:value-type="string">
            <text:p text:style-name="P11"><text:span text:style-name="tlid-translation"><text:span text:style-name="T11">Mean</text:span></text:span></text:p>
          </table:table-cell>
          <table:table-cell table:style-name="Table1.A1" office:value-type="string">
            <text:p text:style-name="P11"><text:span text:style-name="tlid-translation"><text:span text:style-name="T11">Range</text:span></text:span></text:p>
          </table:table-cell>
          <table:table-cell table:style-name="Table1.A1" office:value-type="string">
            <text:p text:style-name="P11"><text:span text:style-name="tlid-translation"><text:span text:style-name="T11">SD</text:span></text:span></text:p>
          </table:table-cell>
          <table:table-cell table:style-name="Table1.A1" office:value-type="string">
            <text:p text:style-name="P11"><text:span text:style-name="tlid-translation"><text:span text:style-name="T11">Mean</text:span></text:span></text:p>
          </table:table-cell>
          <table:table-cell table:style-name="Table1.A1" office:value-type="string">
            <text:p text:style-name="P11"><text:span text:style-name="tlid-translation"><text:span text:style-name="T11">Range</text:span></text:span></text:p>
          </table:table-cell>
          <table:table-cell table:style-name="Table1.A1" office:value-type="string">
            <text:p text:style-name="P11"><text:span text:style-name="tlid-translation"><text:span text:style-name="T11">SD</text:span></text:span></text:p>
          </table:table-cell>
          <table:table-cell table:style-name="Table1.A1" office:value-type="string">
            <text:p text:style-name="P11"><text:span text:style-name="tlid-translation"><text:span text:style-name="T11">Mean</text:span></text:span></text:p>
          </table:table-cell>
          <table:table-cell table:style-name="Table1.A1" office:value-type="string">
            <text:p text:style-name="P7"><text:span text:style-name="tlid-translation"/></text:p>
          </table:table-cell>
        </table:table-row>
        <table:table-row table:style-name="Table1.1">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8"><text:span text:style-name="tlid-translation"><text:span text:style-name="T11">Age (mean </text:span></text:span><draw:frame draw:style-name="fr1" text:anchor-type="as-char" svg:width="0.0945in" svg:height="0.1839in" draw:z-index="0"><draw:object xlink:href="./Object 2" xlink:type="simple" xlink:show="embed" xlink:actuate="onLoad"/><draw:image xlink:href="./ObjectReplacements/Object 2" xlink:type="simple" xlink:show="embed" xlink:actuate="onLoad"/></draw:frame><text:span text:style-name="tlid-translation"><text:span text:style-name="T11">sd)</text:span></text:span></text:p>
          </table:table-cell>
        </table:table-row>
        <table:table-row table:style-name="Table1.1">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8"><text:span text:style-name="tlid-translation"><text:span text:style-name="T11">education(mean </text:span></text:span><draw:frame draw:style-name="fr1" text:anchor-type="as-char" svg:width="0.0945in" svg:height="0.1839in" draw:z-index="1"><draw:object xlink:href="./Object 4" xlink:type="simple" xlink:show="embed" xlink:actuate="onLoad"/><draw:image xlink:href="./ObjectReplacements/Object 4" xlink:type="simple" xlink:show="embed" xlink:actuate="onLoad"/></draw:frame><text:span text:style-name="tlid-translation"><text:span text:style-name="T11">sd)</text:span></text:span></text:p>
          </table:table-cell>
        </table:table-row>
        <table:table-row table:style-name="Table1.1">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12"><text:span text:style-name="tlid-translation"/></text:p>
          </table:table-cell>
          <table:table-cell table:style-name="Table1.A1" office:value-type="string">
            <text:p text:style-name="P8"><text:span text:style-name="tlid-translation"><text:span text:style-name="T11">CDR</text:span></text:span></text:p>
          </table:table-cell>
        </table:table-row>
      </table:table>
      <text:p text:style-name="P6"/>
      <text:p text:style-name="P9"><text:span text:style-name="T12">The numbers refer to baseline data. AD=Alzheimer's disease, MCI=Mild Cognitive Impairment, HC=Healthy Control, CDR= Clinical Dementia Rating.</text:span></text:p>
      <text:p text:style-name="P3"/>
      <text:p text:style-name="P1"><text:span text:style-name="T3">Eye-tracking experiments</text:span></text:p>
      <text:p text:style-name="P9">We<text:span text:style-name="tlid-translation"><text:span text:style-name="T10"> used </text:span></text:span><text:span text:style-name="T5">Simon, Pen and pencil, n-back and eye-tracking methods. </text:span>The<text:span text:style-name="tlid-translation"><text:span text:style-name="T10"> eye-tracking experiments were carried out in a quiet lab environment. 1000 Desktop Mount with monocular eye-tracking. The eye tracking system is completely safe and does not need to restrain or control the subject's </text:span></text:span><text:soft-page-break/><text:span text:style-name="tlid-translation"><text:span text:style-name="T10">head, and this tool only records eye movements. Each person is placed at a distance of 20 cm from the screen. The system follows both eyes of the subject and its accuracy is 0.5 degrees of eye angle. The sampling rate was set to 1000 Hz. Spatial resolution is 0.2 degrees and error rate is 0.3 degrees. Eye movements, such as saccades and fixations, are then calculated with respect to the predefined Areas of interest (AOIs). The eye-tracker was calibrated for each participant using a 9-point calibration procedure, and drift-corrected between Trial 1 and Trial 2</text:span></text:span></text:p>
      <text:p text:style-name="P3"/>
      <text:p text:style-name="P1"><text:span text:style-name="T3">Data preparing</text:span></text:p>
      <text:p text:style-name="P10"><text:span text:style-name="T5">Three machine learning algorithms were implemented in Python (Curk et al., 2005): Logistic Regression (LR), Gaussian Naive Bayes (GNB), and Support Vector Machine (SVM) with </text:span><text:span text:style-name="T9">R</text:span><text:span text:style-name="T5">adial </text:span><text:span text:style-name="T9">B</text:span><text:span text:style-name="T5">asis </text:span><text:span text:style-name="T9">F</text:span><text:span text:style-name="T5">unction </text:span><text:span text:style-name="T9">(RBF)</text:span><text:span text:style-name="T5"> kernel type. Our approach was to adapt the techniques from machine learning-based classification methodology from Computer Science. The specifics of the training and prediction stages of the classification algorithms are described below. We explored a number of popular and state-of-the-art classification algorithms from computer science, ultimately focusing on three representative methods that resulted in the best performances on our preliminary experiments</text:span> <text:span text:style-name="T14">g</text:span><text:span text:style-name="T5">iven the small size of our data set, we forego parameter optimization and use the default parameters; i.e., for LR we use a r</text:span><text:span text:style-name="T15">idge regression parameter of 10−8,</text:span><text:span text:style-name="T5"> and for SVM we use a f </text:span><text:span text:style-name="T9">RBF</text:span><text:span text:style-name="T5"> kernel and a </text:span><text:span text:style-name="T15">complexity parameter of 1.0.</text:span></text:p>
      <text:p text:style-name="P6"/>
      <text:p text:style-name="P1"><text:span text:style-name="T3">Logistic Regression (LR)</text:span></text:p>
      <text:p text:style-name="P1"><text:span text:style-name="T6">The logistic regression model is used for prediction by fitting the training data to the parameterized logistic regression function. At test (prediction) stage, the optimal </text:span><text:span text:style-name="T7">trained weights of </text:span><text:span text:style-name="T6">parameters are used to compute the most likely class for each example based on the feature (parameter) values.</text:span></text:p>
      <text:p text:style-name="P4"/>
      <text:p text:style-name="P1"><text:span text:style-name="T3">Gaussian Naive Bayes (GNB)</text:span></text:p>
      <text:p text:style-name="P1"><text:span text:style-name="tlid-translation"><text:span text:style-name="T6">Naive Bayes methods are a set of supervised learning algorithms based on applying Bayes’ theorem with the “naive” assumption of conditional independence between every pair of features </text:span></text:span><text:soft-page-break/><text:span text:style-name="tlid-translation"><text:span text:style-name="T6">given the value of the class variable. Bayes’ theorem states the following relationship, given class variable y and dependent feature vector X1 through Xn</text:span></text:span><text:span text:style-name="tlid-translation"><text:span text:style-name="T13">.</text:span></text:span></text:p>
      <text:p text:style-name="P1"><text:span text:style-name="T3">Support Vector Machine (SVM)</text:span><text:bookmark text:name="_GoBack"/></text:p>
      <text:p text:style-name="P1"><text:span text:style-name="T5"><text:s/></text:span><text:span text:style-name="tlid-translation"><text:span text:style-name="T6">Before introducing the kernel combination method, we first briefly review the standard single-kernel SVM algorithm. The main idea of SVM is summarized as follows. First, the linearly no separable samples are mapped from their original space to a higher or even infinite dimensional feature space, where they are more likely to be linearly separable than in the original lower-dimensional space, through a kernel-induced implicit mapping function. Then, a maximum margin hyper plane is sought in the higher dimensional space</text:span></text:span></text:p>
      <text:p text:style-name="P6"/>
      <text:p text:style-name="P1"><text:span text:style-name="T3"><text:s/>Validation</text:span></text:p>
      <text:p text:style-name="P1"><text:span text:style-name="T6">We evaluate the classifier using leave-one-out cross validation </text:span><text:span text:style-name="T8">(LOOCV)</text:span><text:span text:style-name="T6">, in which at every iteration one data point is held out as a test point, and all remaining points are used for feature selection and classifier training.</text:span></text:p>
      <text:p text:style-name="P1"><text:span text:style-name="T6">Accuracy: The fraction of correctly classified subjects out of all the subjects in the test set.</text:span></text:p>
      <text:p text:style-name="P1"><text:span text:style-name="T6">Sensitivity: The ratio of correctly classified impaired subject’s to the total number of impaired subjects in the test set</text:span>.</text:p>
      <text:p text:style-name="P1"><text:span text:style-name="T6">Specificity: The ratio of correctly classified normal control subjects to the total number of the control subjects in the test set</text:span>.</text:p>
      <text:p text:style-name="P1"><text:span text:style-name="T6">Area under the ROC curve (AUC): The area under the Receiver Operating Characteristic (ROC) curve, which is a comm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tlid-translation"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3'"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3'"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3'"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3'"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3'"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3'"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3'"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3'"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3'"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book</meta:initial-creator>
    <meta:editing-cycles>9</meta:editing-cycles>
    <meta:creation-date>2020-08-18T16:01:00</meta:creation-date>
    <dc:date>2020-08-20T01:49:54.961253875</dc:date>
    <meta:editing-duration>PT3H43M15S</meta:editing-duration>
    <meta:generator>LibreOffice/6.0.7.3$Linux_X86_64 LibreOffice_project/00m0$Build-3</meta:generator>
    <meta:document-statistic meta:table-count="1" meta:image-count="0" meta:object-count="2" meta:page-count="3" meta:paragraph-count="46" meta:word-count="730" meta:character-count="4649" meta:non-whitespace-character-count="396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i>±</mi>
    <annotation encoding="StarMath 5.0">±</annotation>
  </semantics>
</math>
</file>

<file path=Object 3/content.xml><?xml version="1.0" encoding="utf-8"?>
<math xmlns="http://www.w3.org/1998/Math/MathML" display="block">
  <semantics>
    <mi>±</mi>
    <annotation encoding="StarMath 5.0">±</annotation>
  </semantics>
</math>
</file>